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ac3b0" officeooo:paragraph-rsid="001ac3b0"/>
    </style:style>
    <style:style style:name="P2" style:family="paragraph" style:parent-style-name="Standard">
      <style:text-properties fo:language="ru" fo:country="RU" officeooo:rsid="001ac3b0" officeooo:paragraph-rsid="001ac3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разделе продукция между «фасадная доска» и «обработка деревянных элементов» пропуск</text:p>
      <text:p text:style-name="P1">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20:56:26.321000000</meta:creation-date>
    <dc:date>2023-10-02T21:04:53.066000000</dc:date>
    <meta:editing-duration>PT1M12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" meta:word-count="12" meta:character-count="86" meta:non-whitespace-character-count="76"/>
  </office:meta>
</office:document-meta>
</file>